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6064" officeooo:paragraph-rsid="00126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ThousandLeaguesUnderTheSea / <text:s/>123ee@456EE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2:03:58.178000000</meta:creation-date>
    <dc:date>2017-03-23T12:08:50.431000000</dc:date>
    <meta:editing-duration>PT4M59S</meta:editing-duration>
    <meta:editing-cycles>1</meta:editing-cycles>
    <meta:document-statistic meta:table-count="0" meta:image-count="0" meta:object-count="0" meta:page-count="1" meta:paragraph-count="1" meta:word-count="3" meta:character-count="44" meta:non-whitespace-character-count="41"/>
    <meta:generator>LibreOffice/5.1.1.3$Windows_x86 LibreOffice_project/89f508ef3ecebd2cfb8e1def0f0ba9a803b88a6d</meta:generator>
  </office:meta>
</office:document-meta>
</file>